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9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9cm" svg:y="1.5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9cm" svg:y="2.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9cm" svg:y="2.4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13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1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1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8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1cm" svg:y="8.937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2cm" svg:y="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2cm" svg:y="10.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2cm" svg:y="10.5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2.2cm" svg:y="12.037cm">
          <draw:text-box>
            <text:p>Ключ категории (id)</text:p>
          </draw:text-box>
        </draw:frame>
        <draw:frame draw:style-name="gr15" draw:id="id14" draw:layer="layout" svg:width="6.526cm" svg:height="0.962cm" svg:x="10.97cm" svg:y="11cm">
          <draw:text-box>
            <text:p>Ключ категории (FK)</text:p>
          </draw:text-box>
        </draw:frame>
        <draw:frame draw:style-name="gr15" draw:id="id16" draw:layer="layout" svg:width="6.526cm" svg:height="0.962cm" svg:x="10.97cm" svg:y="16cm">
          <draw:text-box>
            <text:p>Ключ категории (FK)</text:p>
          </draw:text-box>
        </draw:frame>
        <draw:frame draw:style-name="gr15" draw:id="id17" draw:layer="layout" svg:width="6.526cm" svg:height="0.962cm" svg:x="8.97cm" svg:y="6.037cm">
          <draw:text-box>
            <text:p>Ключ категории (FK)</text:p>
          </draw:text-box>
        </draw:frame>
        <draw:connector draw:style-name="gr16" draw:text-style-name="P1" draw:layer="layout" svg:x1="10.97cm" svg:y1="11.481cm" svg:x2="9.2cm" svg:y2="12.518cm" draw:start-shape="id14" draw:start-glue-point="3" draw:end-shape="id15" draw:end-glue-point="1" svg:d="m10970 11481h-885v1037h-885">
          <text:p/>
        </draw:connector>
        <draw:connector draw:style-name="gr16" draw:text-style-name="P1" draw:layer="layout" svg:x1="10.97cm" svg:y1="16.481cm" svg:x2="9.2cm" svg:y2="12.518cm" draw:start-shape="id16" draw:start-glue-point="3" draw:end-shape="id15" draw:end-glue-point="1" svg:d="m10970 16481h-885v-3963h-885">
          <text:p/>
        </draw:connector>
        <draw:connector draw:style-name="gr16" draw:text-style-name="P1" draw:layer="layout" draw:line-skew="-0.3cm" svg:x1="8.97cm" svg:y1="6.518cm" svg:x2="2.2cm" svg:y2="12.518cm" draw:start-shape="id17" draw:start-glue-point="3" draw:end-shape="id15" draw:end-glue-point="3" svg:d="m8970 6518h-7571v6000h801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3"><text:span text:style-name="T2">Клиент компании</text:span></text:p>
          </draw:text-box>
        </draw:frame>
        <draw:rect draw:style-name="gr6" draw:text-style-name="P5" draw:layer="layout" svg:width="5cm" svg:height="2cm" svg:x="7cm" svg:y="3cm">
          <text:p text:style-name="P4"><text:span text:style-name="T3">Подсистема </text:span></text:p>
          <text:p text:style-name="P4"><text:span text:style-name="T3">пользовательского</text:span></text:p>
          <text:p text:style-name="P4"><text:span text:style-name="T3">интерфейса</text:span></text:p>
        </draw:rect>
        <draw:rect draw:style-name="gr6" draw:text-style-name="P5" draw:layer="layout" svg:width="5cm" svg:height="2cm" svg:x="15cm" svg:y="3cm">
          <text:p text:style-name="P4"><text:span text:style-name="T3">Подсистема </text:span></text:p>
          <text:p text:style-name="P4"><text:span text:style-name="T3">преобразования и </text:span></text:p>
          <text:p text:style-name="P4"><text:span text:style-name="T3">подготовки данных</text:span></text:p>
        </draw:rect>
        <draw:rect draw:style-name="gr6" draw:text-style-name="P5" draw:layer="layout" svg:width="5cm" svg:height="2cm" svg:x="23.5cm" svg:y="3cm">
          <text:p text:style-name="P4"><text:span text:style-name="T3">Подсистема </text:span></text:p>
          <text:p text:style-name="P4"><text:span text:style-name="T3">хранения </text:span></text:p>
          <text:p text:style-name="P4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8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3"><text:span text:style-name="T2">Отобразить(Главная:страница)</text:span></text:p>
          <text:p text:style-name="P3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19" draw:text-style-name="P3" draw:layer="layout" svg:x1="25.5cm" svg:y1="9.75cm" svg:x2="18cm" svg:y2="9.75cm">
          <text:p/>
        </draw:line>
        <draw:frame draw:style-name="gr20" draw:text-style-name="P6" draw:layer="layout" svg:width="6cm" svg:height="0.75cm" svg:x="19.5cm" svg:y="9cm">
          <draw:text-box>
            <text:p text:style-name="P6"><text:span text:style-name="T2">Главное меню: данные</text:span></text:p>
          </draw:text-box>
        </draw:frame>
        <draw:line draw:style-name="gr21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19" draw:text-style-name="P3" draw:layer="layout" svg:x1="25.5cm" svg:y1="11.75cm" svg:x2="18cm" svg:y2="11.75cm">
          <text:p/>
        </draw:line>
        <draw:frame draw:style-name="gr20" draw:text-style-name="P6" draw:layer="layout" svg:width="6cm" svg:height="0.75cm" svg:x="19.5cm" svg:y="11cm">
          <draw:text-box>
            <text:p text:style-name="P6"><text:span text:style-name="T2">Новости: данные</text:span></text:p>
          </draw:text-box>
        </draw:frame>
        <draw:line draw:style-name="gr21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2" draw:text-style-name="P1" draw:layer="layout" svg:x1="25.5cm" svg:y1="14cm" svg:x2="18cm" svg:y2="14cm">
          <text:p/>
        </draw:line>
        <draw:frame draw:style-name="gr20" draw:text-style-name="P6" draw:layer="layout" svg:width="6cm" svg:height="0.75cm" svg:x="19.5cm" svg:y="13.25cm">
          <draw:text-box>
            <text:p text:style-name="P6"><text:span text:style-name="T2">Список услуг: данные</text:span></text:p>
          </draw:text-box>
        </draw:frame>
        <draw:line draw:style-name="gr22" draw:text-style-name="P1" draw:layer="layout" svg:x1="17cm" svg:y1="14.5cm" svg:x2="10cm" svg:y2="14.5cm">
          <text:p/>
        </draw:line>
        <draw:frame draw:style-name="gr20" draw:text-style-name="P6" draw:layer="layout" svg:width="6cm" svg:height="1.661cm" svg:x="11cm" svg:y="12.839cm">
          <draw:text-box>
            <text:p text:style-name="P6"><text:span text:style-name="T2">Подготовленные наборы данных для главной страницы</text:span></text:p>
          </draw:text-box>
        </draw:frame>
        <draw:line draw:style-name="gr22" draw:text-style-name="P1" draw:layer="layout" svg:x1="9cm" svg:y1="15cm" svg:x2="2.5cm" svg:y2="15cm">
          <text:p/>
        </draw:line>
        <draw:frame draw:style-name="gr20" draw:text-style-name="P6" draw:layer="layout" svg:width="6cm" svg:height="0.75cm" svg:x="3.5cm" svg:y="14.25cm">
          <draw:text-box>
            <text:p text:style-name="P6"><text:span text:style-name="T2">Главная страниц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Sidarau</meta:initial-creator>
    <meta:creation-date>2010-03-14T21:24:33</meta:creation-date>
    <dc:date>2010-03-23T00:25:16</dc:date>
    <meta:editing-duration>PT03H34M56S</meta:editing-duration>
    <meta:editing-cycles>29</meta:editing-cycles>
    <meta:generator>OpenOffice.org/3.1$Unix OpenOffice.org_project/310m19$Build-9420</meta:generator>
    <dc:creator>Ivan Sidarau</dc:creator>
    <meta:document-statistic meta:object-count="104"/>
    <meta:user-defined meta:name="Поле 1"/>
    <meta:user-defined meta:name="Поле 2"/>
    <meta:user-defined meta:name="Поле 3"/>
    <meta:user-defined meta:name="Поле 4"/>
  </office:meta>
</office:document-meta>
</file>